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3b7" officeooo:paragraph-rsid="001b73b7"/>
    </style:style>
    <style:style style:name="P2" style:family="paragraph" style:parent-style-name="Standard">
      <style:text-properties officeooo:paragraph-rsid="001b73b7"/>
    </style:style>
    <style:style style:name="P3" style:family="paragraph" style:parent-style-name="Standard">
      <style:text-properties officeooo:rsid="001d255e" officeooo:paragraph-rsid="001d255e"/>
    </style:style>
    <style:style style:name="P4" style:family="paragraph" style:parent-style-name="Standard">
      <style:text-properties officeooo:rsid="001b73b7" officeooo:paragraph-rsid="001b73b7" fo:background-color="#ffff00"/>
    </style:style>
    <style:style style:name="T1" style:family="text">
      <style:text-properties officeooo:rsid="001b73b7"/>
    </style:style>
    <style:style style:name="T2" style:family="text">
      <style:text-properties officeooo:rsid="001015af" fo:background-color="#ffffff" loext:char-shading-value="0"/>
    </style:style>
    <style:style style:name="T3" style:family="text">
      <style:text-properties officeooo:rsid="001d255e" fo:background-color="#ffffff" loext:char-shading-value="0"/>
    </style:style>
    <style:style style:name="T4" style:family="text">
      <style:text-properties officeooo:rsid="001d255e"/>
    </style:style>
    <style:style style:name="T5" style:family="text">
      <style:text-properties officeooo:rsid="001015af" fo:background-color="#ffff00" loext:char-shading-value="0"/>
    </style:style>
    <style:style style:name="T6" style:family="text">
      <style:text-properties officeooo:rsid="001d255e" fo:background-color="#ffff00" loext:char-shading-value="0"/>
    </style:style>
    <style:style style:name="T7" style:family="text">
      <style:text-properties officeooo:rsid="001d255e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pliki należy rozpakować w dowolnym miejscu, należy stoworzyć folder przejść do folderu I w tym miejscu przekopjować obraz.</text:span><text:span text:style-name="T4">tar.gz</text:span></text:p>
      <text:p text:style-name="P1"/>
      <text:p text:style-name="P1">2. Aby zbudować obraz należy wydać polecenie:</text:p>
      <text:p text:style-name="P4">sudo docker build -t server:v1 .</text:p>
      <text:p text:style-name="P1">Polecenie powinniśmy wykonać w katalogu w którym znajduję się aplikacja I plik Dockerfile</text:p>
      <text:p text:style-name="P3">Lub można zbudować obraz na podstawie paczki obraz.tar.gz poleceniem: <text:span text:style-name="T5">sudo docker load -i obraz.tar.gz</text:span></text:p>
      <text:p text:style-name="P1"/>
      <text:p text:style-name="P1">3.<text:span text:style-name="T4">Aby uruchomić kontener nalezy wydać polecenie: </text:span><text:span text:style-name="T7">sudo docker run -d -p 80:80 server:v1</text:span></text:p>
      <text:p text:style-name="P1"/>
      <text:p text:style-name="P3">4. Aby uruchomić aplikacje, po należy wykonać polecenie jak w pkt 3 I wpisać w przeglądarce http://localhost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20:34:02.627614586</meta:creation-date>
    <dc:date>2020-11-06T20:58:11.602239773</dc:date>
    <meta:editing-duration>PT3M38S</meta:editing-duration>
    <meta:editing-cycles>1</meta:editing-cycles>
    <meta:document-statistic meta:table-count="0" meta:image-count="0" meta:object-count="0" meta:page-count="1" meta:paragraph-count="7" meta:word-count="89" meta:character-count="594" meta:non-whitespace-character-count="512"/>
    <meta:generator>LibreOffice/6.4.6.2$Linux_X86_64 LibreOffice_project/40$Build-2</meta:generator>
  </office:meta>
</office:document-meta>
</file>